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5"/>
    <style:style style:name="ce3" style:family="table-cell" style:parent-style-name="Default" style:data-style-name="N122"/>
    <style:style style:name="ce4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11"/>
          <table:table-cell table:number-columns-repeated="11"/>
        </table:table-row>
        <table:table-row table:style-name="ro1">
          <table:table-cell office:value-type="string" calcext:value-type="string">
            <text:p>Resistor dividers</text:p>
          </table:table-cell>
          <table:table-cell/>
          <table:table-cell table:style-name="Default" table:number-columns-repeated="11"/>
          <table:table-cell table:number-columns-repeated="11"/>
        </table:table-row>
        <table:table-row table:style-name="ro1">
          <table:table-cell office:value-type="string" calcext:value-type="string">
            <text:p>Voltage measurement with ADC</text:p>
          </table:table-cell>
          <table:table-cell/>
          <table:table-cell table:style-name="Default" table:number-columns-repeated="11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string" calcext:value-type="string">
            <text:p>Dissipation</text:p>
          </table:table-cell>
          <table:table-cell table:style-name="Default" office:value-type="string" calcext:value-type="string">
            <text:p>Division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Vin</text:p>
          </table:table-cell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Vout</text:p>
          </table:table-cell>
          <table:table-cell table:style-name="Default" office:value-type="string" calcext:value-type="string">
            <text:p>R||</text:p>
          </table:table-cell>
          <table:table-cell table:style-name="Default" office:value-type="string" calcext:value-type="string">
            <text:p>Rseries</text:p>
          </table:table-cell>
          <table:table-cell table:style-name="Default" office:value-type="string" calcext:value-type="string">
            <text:p>series (w)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Vdd</text:p>
          </table:table-cell>
          <table:table-cell table:style-name="Default" office:value-type="string" calcext:value-type="string">
            <text:p>ADC</text:p>
          </table:table-cell>
          <table:table-cell table:style-name="Default" office:value-type="string" calcext:value-type="string">
            <text:p>ADC*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7]/([.D7]+[.E7])*[.E7]" office:value-type="float" office:value="2.73333333333333" calcext:value-type="float">
            <text:p>2.73</text:p>
          </table:table-cell>
          <table:table-cell table:formula="of:=([.D7]*[.E7])/([.D7]+[.E7])" office:value-type="float" office:value="3.71733333333333" calcext:value-type="float">
            <text:p>3.72</text:p>
          </table:table-cell>
          <table:table-cell table:formula="of:=[.D7]+[.E7]" office:value-type="float" office:value="15" calcext:value-type="float">
            <text:p>15.00</text:p>
          </table:table-cell>
          <table:table-cell table:formula="of:=0.001*([.C7]*[.C7])/[.H7]" office:value-type="float" office:value="0.00166666666666667" calcext:value-type="float">
            <text:p>0.00</text:p>
          </table:table-cell>
          <table:table-cell table:formula="of:=[.E7]/([.D7]+[.E7])" office:value-type="float" office:value="0.546666666666667" calcext:value-type="float">
            <text:p>0.54666667</text:p>
          </table:table-cell>
          <table:table-cell office:value-type="float" office:value="3.3" calcext:value-type="float">
            <text:p>3.300</text:p>
          </table:table-cell>
          <table:table-cell table:formula="of:=[.C7]*[.J7]*(4095/[.K7])" office:value-type="float" office:value="3391.81818181818" calcext:value-type="float">
            <text:p>3392</text:p>
          </table:table-cell>
          <table:table-cell table:formula="of:=[.L7]*16" office:value-type="float" office:value="54269.0909090909" calcext:value-type="float">
            <text:p>542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10" calcext:value-type="float">
            <text:p>10.00</text:p>
          </table:table-cell>
          <table:table-cell table:formula="of:=[.C8]/([.D8]+[.E8])*[.E8]" office:value-type="float" office:value="2.97619047619048" calcext:value-type="float">
            <text:p>2.98</text:p>
          </table:table-cell>
          <table:table-cell table:formula="of:=([.D8]*[.E8])/([.D8]+[.E8])" office:value-type="float" office:value="4.04761904761905" calcext:value-type="float">
            <text:p>4.05</text:p>
          </table:table-cell>
          <table:table-cell table:formula="of:=[.D8]+[.E8]" office:value-type="float" office:value="16.8" calcext:value-type="float">
            <text:p>16.80</text:p>
          </table:table-cell>
          <table:table-cell table:formula="of:=0.001*([.C8]*[.C8])/[.H8]" office:value-type="float" office:value="0.00148809523809524" calcext:value-type="float">
            <text:p>0.00</text:p>
          </table:table-cell>
          <table:table-cell table:formula="of:=[.E8]/([.D8]+[.E8])" office:value-type="float" office:value="0.595238095238095" calcext:value-type="float">
            <text:p>0.59523810</text:p>
          </table:table-cell>
          <table:table-cell office:value-type="float" office:value="3.3" calcext:value-type="float">
            <text:p>3.300</text:p>
          </table:table-cell>
          <table:table-cell table:formula="of:=[.C8]*[.J8]*(4095/[.K8])" office:value-type="float" office:value="3693.18181818182" calcext:value-type="float">
            <text:p>3693</text:p>
          </table:table-cell>
          <table:table-cell table:formula="of:=[.L8]*16" office:value-type="float" office:value="59090.9090909091" calcext:value-type="float">
            <text:p>59091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ADC*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table:number-columns-repeated="2" office:value-type="float" office:value="8.2" calcext:value-type="float">
            <text:p>8.20</text:p>
          </table:table-cell>
          <table:table-cell table:formula="of:=[.C9]/([.D9]+[.E9])*[.E9]" office:value-type="float" office:value="2.5" calcext:value-type="float">
            <text:p>2.50</text:p>
          </table:table-cell>
          <table:table-cell table:formula="of:=([.D9]*[.E9])/([.D9]+[.E9])" office:value-type="float" office:value="4.1" calcext:value-type="float">
            <text:p>4.10</text:p>
          </table:table-cell>
          <table:table-cell table:formula="of:=[.D9]+[.E9]" office:value-type="float" office:value="16.4" calcext:value-type="float">
            <text:p>16.40</text:p>
          </table:table-cell>
          <table:table-cell table:formula="of:=0.001*([.C9]*[.C9])/[.H9]" office:value-type="float" office:value="0.00152439024390244" calcext:value-type="float">
            <text:p>0.00</text:p>
          </table:table-cell>
          <table:table-cell table:formula="of:=[.E9]/([.D9]+[.E9])" office:value-type="float" office:value="0.5" calcext:value-type="float">
            <text:p>0.50000000</text:p>
          </table:table-cell>
          <table:table-cell office:value-type="float" office:value="3.3" calcext:value-type="float">
            <text:p>3.300</text:p>
          </table:table-cell>
          <table:table-cell table:formula="of:=[.C9]*[.J9]*(4095/[.K9])" office:value-type="float" office:value="3102.27272727273" calcext:value-type="float">
            <text:p>3102</text:p>
          </table:table-cell>
          <table:table-cell table:formula="of:=[.L9]*16" office:value-type="float" office:value="49636.3636363636" calcext:value-type="float">
            <text:p>49636</text:p>
          </table:table-cell>
          <table:table-cell table:number-columns-repeated="4"/>
          <table:table-cell table:formula="of:=[.S9]*([.T9]/65520)" office:value-type="float" office:value="1.25483516483516" calcext:value-type="float">
            <text:p>1.2548351648</text:p>
          </table:table-cell>
          <table:table-cell office:value-type="float" office:value="3.005" calcext:value-type="float">
            <text:p>3.005</text:p>
          </table:table-cell>
          <table:table-cell table:style-name="ce4" table:formula="of:=16*1710" office:value-type="float" office:value="27360" calcext:value-type="float">
            <text:p>273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8.2" calcext:value-type="float">
            <text:p>8.20</text:p>
          </table:table-cell>
          <table:table-cell office:value-type="float" office:value="10" calcext:value-type="float">
            <text:p>10.00</text:p>
          </table:table-cell>
          <table:table-cell table:formula="of:=[.C10]/([.D10]+[.E10])*[.E10]" office:value-type="float" office:value="2.74725274725275" calcext:value-type="float">
            <text:p>2.75</text:p>
          </table:table-cell>
          <table:table-cell table:formula="of:=([.D10]*[.E10])/([.D10]+[.E10])" office:value-type="float" office:value="4.50549450549451" calcext:value-type="float">
            <text:p>4.51</text:p>
          </table:table-cell>
          <table:table-cell table:formula="of:=[.D10]+[.E10]" office:value-type="float" office:value="18.2" calcext:value-type="float">
            <text:p>18.20</text:p>
          </table:table-cell>
          <table:table-cell table:formula="of:=0.001*([.C10]*[.C10])/[.H10]" office:value-type="float" office:value="0.00137362637362637" calcext:value-type="float">
            <text:p>0.00</text:p>
          </table:table-cell>
          <table:table-cell table:formula="of:=[.E10]/([.D10]+[.E10])" office:value-type="float" office:value="0.549450549450549" calcext:value-type="float">
            <text:p>0.54945055</text:p>
          </table:table-cell>
          <table:table-cell office:value-type="float" office:value="3.3" calcext:value-type="float">
            <text:p>3.300</text:p>
          </table:table-cell>
          <table:table-cell table:formula="of:=[.C10]*[.J10]*(4095/[.K10])" office:value-type="float" office:value="3409.09090909091" calcext:value-type="float">
            <text:p>3409</text:p>
          </table:table-cell>
          <table:table-cell table:formula="of:=[.L10]*16" office:value-type="float" office:value="54545.4545454546" calcext:value-type="float">
            <text:p>545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table:formula="of:=[.C11]/([.D11]+[.E11])*[.E11]" office:value-type="float" office:value="2.97619047619048" calcext:value-type="float">
            <text:p>2.98</text:p>
          </table:table-cell>
          <table:table-cell table:formula="of:=([.D11]*[.E11])/([.D11]+[.E11])" office:value-type="float" office:value="0.404761904761905" calcext:value-type="float">
            <text:p>0.40</text:p>
          </table:table-cell>
          <table:table-cell table:formula="of:=[.D11]+[.E11]" office:value-type="float" office:value="1.68" calcext:value-type="float">
            <text:p>1.68</text:p>
          </table:table-cell>
          <table:table-cell table:formula="of:=0.001*([.C11]*[.C11])/[.H11]" office:value-type="float" office:value="0.0148809523809524" calcext:value-type="float">
            <text:p>0.01</text:p>
          </table:table-cell>
          <table:table-cell table:formula="of:=[.E11]/([.D11]+[.E11])" office:value-type="float" office:value="0.595238095238095" calcext:value-type="float">
            <text:p>0.59523810</text:p>
          </table:table-cell>
          <table:table-cell office:value-type="float" office:value="3.3" calcext:value-type="float">
            <text:p>3.300</text:p>
          </table:table-cell>
          <table:table-cell table:formula="of:=[.C11]*[.J11]*(4095/[.K11])" office:value-type="float" office:value="3693.18181818182" calcext:value-type="float">
            <text:p>3693</text:p>
          </table:table-cell>
          <table:table-cell table:formula="of:=[.L11]*16" office:value-type="float" office:value="59090.9090909091" calcext:value-type="float">
            <text:p>5909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table:formula="of:=[.C12]/([.D12]+[.E12])*[.E12]" office:value-type="float" office:value="2.73333333333333" calcext:value-type="float">
            <text:p>2.73</text:p>
          </table:table-cell>
          <table:table-cell table:formula="of:=([.D12]*[.E12])/([.D12]+[.E12])" office:value-type="float" office:value="0.371733333333333" calcext:value-type="float">
            <text:p>0.37</text:p>
          </table:table-cell>
          <table:table-cell table:formula="of:=[.D12]+[.E12]" office:value-type="float" office:value="1.5" calcext:value-type="float">
            <text:p>1.50</text:p>
          </table:table-cell>
          <table:table-cell table:formula="of:=0.001*([.C12]*[.C12])/[.H12]" office:value-type="float" office:value="0.0166666666666667" calcext:value-type="float">
            <text:p>0.02</text:p>
          </table:table-cell>
          <table:table-cell table:formula="of:=[.E12]/([.D12]+[.E12])" office:value-type="float" office:value="0.546666666666667" calcext:value-type="float">
            <text:p>0.54666667</text:p>
          </table:table-cell>
          <table:table-cell office:value-type="float" office:value="3.3" calcext:value-type="float">
            <text:p>3.300</text:p>
          </table:table-cell>
          <table:table-cell table:formula="of:=[.C12]*[.J12]*(4095/[.K12])" office:value-type="float" office:value="3391.81818181818" calcext:value-type="float">
            <text:p>3392</text:p>
          </table:table-cell>
          <table:table-cell table:formula="of:=[.L12]*16" office:value-type="float" office:value="54269.0909090909" calcext:value-type="float">
            <text:p>542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table:formula="of:=[.C13]/([.D13]+[.E13])*[.E13]" office:value-type="float" office:value="2.72727272727273" calcext:value-type="float">
            <text:p>2.73</text:p>
          </table:table-cell>
          <table:table-cell table:formula="of:=([.D13]*[.E13])/([.D13]+[.E13])" office:value-type="float" office:value="0.545454545454545" calcext:value-type="float">
            <text:p>0.55</text:p>
          </table:table-cell>
          <table:table-cell table:formula="of:=[.D13]+[.E13]" office:value-type="float" office:value="2.2" calcext:value-type="float">
            <text:p>2.20</text:p>
          </table:table-cell>
          <table:table-cell table:formula="of:=0.001*([.C13]*[.C13])/[.H13]" office:value-type="float" office:value="0.0113636363636364" calcext:value-type="float">
            <text:p>0.01</text:p>
          </table:table-cell>
          <table:table-cell table:formula="of:=[.E13]/([.D13]+[.E13])" office:value-type="float" office:value="0.545454545454545" calcext:value-type="float">
            <text:p>0.54545455</text:p>
          </table:table-cell>
          <table:table-cell office:value-type="float" office:value="3.3" calcext:value-type="float">
            <text:p>3.300</text:p>
          </table:table-cell>
          <table:table-cell table:formula="of:=[.C13]*[.J13]*(4095/[.K13])" office:value-type="float" office:value="3384.29752066116" calcext:value-type="float">
            <text:p>3384</text:p>
          </table:table-cell>
          <table:table-cell table:formula="of:=[.L13]*16" office:value-type="float" office:value="54148.7603305785" calcext:value-type="float">
            <text:p>5414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5.6" calcext:value-type="float">
            <text:p>5.60</text:p>
          </table:table-cell>
          <table:table-cell table:formula="of:=[.C14]/([.D14]+[.E14])*[.E14]" office:value-type="float" office:value="2.71844660194175" calcext:value-type="float">
            <text:p>2.72</text:p>
          </table:table-cell>
          <table:table-cell table:formula="of:=([.D14]*[.E14])/([.D14]+[.E14])" office:value-type="float" office:value="2.55533980582524" calcext:value-type="float">
            <text:p>2.56</text:p>
          </table:table-cell>
          <table:table-cell table:formula="of:=[.D14]+[.E14]" office:value-type="float" office:value="10.3" calcext:value-type="float">
            <text:p>10.30</text:p>
          </table:table-cell>
          <table:table-cell table:formula="of:=0.001*([.C14]*[.C14])/[.H14]" office:value-type="float" office:value="0.00242718446601942" calcext:value-type="float">
            <text:p>0.00</text:p>
          </table:table-cell>
          <table:table-cell table:formula="of:=[.E14]/([.D14]+[.E14])" office:value-type="float" office:value="0.543689320388349" calcext:value-type="float">
            <text:p>0.54368932</text:p>
          </table:table-cell>
          <table:table-cell office:value-type="float" office:value="3.3" calcext:value-type="float">
            <text:p>3.300</text:p>
          </table:table-cell>
          <table:table-cell table:formula="of:=[.C14]*[.J14]*(4095/[.K14])" office:value-type="float" office:value="3373.34510150044" calcext:value-type="float">
            <text:p>3373</text:p>
          </table:table-cell>
          <table:table-cell table:formula="of:=[.L14]*16" office:value-type="float" office:value="53973.5216240071" calcext:value-type="float">
            <text:p>53974</text:p>
          </table:table-cell>
          <table:table-cell table:number-columns-repeated="3"/>
          <table:table-cell office:value-type="string" calcext:value-type="string">
            <text:p>ADCvn /</text:p>
          </table:table-cell>
          <table:table-cell table:number-columns-repeated="2"/>
          <table:table-cell office:value-type="string" calcext:value-type="string">
            <text:p>Vn scale</text:p>
          </table:table-cell>
          <table:table-cell/>
          <table:table-cell office:value-type="string" calcext:value-type="string">
            <text:p>Voltage max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Dissipation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5.3" calcext:value-type="float">
            <text:p>5.30</text:p>
          </table:table-cell>
          <table:table-cell table:formula="of:=[.C15]/([.D15]+[.E15])*[.E15]" office:value-type="float" office:value="2.65" calcext:value-type="float">
            <text:p>2.65</text:p>
          </table:table-cell>
          <table:table-cell table:formula="of:=([.D15]*[.E15])/([.D15]+[.E15])" office:value-type="float" office:value="2.491" calcext:value-type="float">
            <text:p>2.49</text:p>
          </table:table-cell>
          <table:table-cell table:formula="of:=[.D15]+[.E15]" office:value-type="float" office:value="10" calcext:value-type="float">
            <text:p>10.00</text:p>
          </table:table-cell>
          <table:table-cell table:formula="of:=0.001*([.C15]*[.C15])/[.H15]" office:value-type="float" office:value="0.0025" calcext:value-type="float">
            <text:p>0.00</text:p>
          </table:table-cell>
          <table:table-cell table:formula="of:=[.E15]/([.D15]+[.E15])" office:value-type="float" office:value="0.53" calcext:value-type="float">
            <text:p>0.53000000</text:p>
          </table:table-cell>
          <table:table-cell office:value-type="float" office:value="3.3" calcext:value-type="float">
            <text:p>3.300</text:p>
          </table:table-cell>
          <table:table-cell table:formula="of:=[.C15]*[.J15]*(4095/[.K15])" office:value-type="float" office:value="3288.40909090909" calcext:value-type="float">
            <text:p>3288</text:p>
          </table:table-cell>
          <table:table-cell table:formula="of:=[.L15]*16" office:value-type="float" office:value="52614.5454545455" calcext:value-type="float">
            <text:p>52615</text:p>
          </table:table-cell>
          <table:table-cell/>
          <table:table-cell office:value-type="string" calcext:value-type="string">
            <text:p>Vref</text:p>
          </table:table-cell>
          <table:table-cell table:number-columns-repeated="2" office:value-type="string" calcext:value-type="string">
            <text:p>ADCvref</text:p>
          </table:table-cell>
          <table:table-cell office:value-type="string" calcext:value-type="string">
            <text:p>Vref/divider</text:p>
          </table:table-cell>
          <table:table-cell office:value-type="string" calcext:value-type="string">
            <text:p>V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.00</text:p>
          </table:table-cell>
          <table:table-cell office:value-type="float" office:value="100" calcext:value-type="float">
            <text:p>100.00</text:p>
          </table:table-cell>
          <table:table-cell office:value-type="float" office:value="2.7" calcext:value-type="float">
            <text:p>2.70</text:p>
          </table:table-cell>
          <table:table-cell table:formula="of:=[.C16]/([.D16]+[.E16])*[.E16]" office:value-type="float" office:value="2.8919182083739" calcext:value-type="float">
            <text:p>2.89</text:p>
          </table:table-cell>
          <table:table-cell table:formula="of:=([.D16]*[.E16])/([.D16]+[.E16])" office:value-type="float" office:value="2.62901655306719" calcext:value-type="float">
            <text:p>2.63</text:p>
          </table:table-cell>
          <table:table-cell table:formula="of:=[.D16]+[.E16]" office:value-type="float" office:value="102.7" calcext:value-type="float">
            <text:p>102.70</text:p>
          </table:table-cell>
          <table:table-cell table:formula="of:=0.001*([.C16]*[.C16])/[.H16]" office:value-type="float" office:value="0.117818889970789" calcext:value-type="float">
            <text:p>0.12</text:p>
          </table:table-cell>
          <table:table-cell table:formula="of:=[.E16]/([.D16]+[.E16])" office:value-type="float" office:value="0.0262901655306719" calcext:value-type="float">
            <text:p>0.02629017</text:p>
          </table:table-cell>
          <table:table-cell office:value-type="float" office:value="2.93" calcext:value-type="float">
            <text:p>2.930</text:p>
          </table:table-cell>
          <table:table-cell table:formula="of:=[.C16]*[.J16]*(4095/[.K16])" office:value-type="float" office:value="4041.77647211302" calcext:value-type="float">
            <text:p>4042</text:p>
          </table:table-cell>
          <table:table-cell table:formula="of:=[.L16]*16" office:value-type="float" office:value="64668.4235538083" calcext:value-type="float">
            <text:p>64668</text:p>
          </table:table-cell>
          <table:table-cell table:formula="of:=1/[.J16]" office:value-type="float" office:value="38.037037037037" calcext:value-type="float">
            <text:p>38.037037037</text:p>
          </table:table-cell>
          <table:table-cell office:value-type="float" office:value="1.24" calcext:value-type="float">
            <text:p>1.24</text:p>
          </table:table-cell>
          <table:table-cell table:formula="of:=INT([.O16]/[.K16]*65520)" office:value-type="float" office:value="27728" calcext:value-type="float">
            <text:p>27728</text:p>
          </table:table-cell>
          <table:table-cell table:formula="of:=[.M16]/[.P16]" office:value-type="float" office:value="2.33224262672419" calcext:value-type="float">
            <text:p>2.3322426267</text:p>
          </table:table-cell>
          <table:table-cell table:formula="of:=[.O16]/[.J16]" office:value-type="float" office:value="47.1659259259259" calcext:value-type="float">
            <text:p>47.1659259259</text:p>
          </table:table-cell>
          <table:table-cell table:formula="of:=[.R16]*[.Q16]" office:value-type="float" office:value="110.00238297336" calcext:value-type="float">
            <text:p>110.0023829734</text:p>
          </table:table-cell>
          <table:table-cell table:formula="of:=INT([.S16]*POWER(2;[.T15]))" office:value-type="float" office:value="14080" calcext:value-type="float">
            <text:p>1408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200" calcext:value-type="float">
            <text:p>2200</text:p>
          </table:table-cell>
          <table:table-cell table:style-name="ce3" table:formula="of:=([.V16]*[.V16])/([.W16]*1000)" office:value-type="float" office:value="0.0727272727272727" calcext:value-type="float">
            <text:p>0.07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0.82" calcext:value-type="float">
            <text:p>0.82</text:p>
          </table:table-cell>
          <table:table-cell office:value-type="float" office:value="1.2" calcext:value-type="float">
            <text:p>1.20</text:p>
          </table:table-cell>
          <table:table-cell table:formula="of:=[.C17]/([.D17]+[.E17])*[.E17]" office:value-type="float" office:value="2.97029702970297" calcext:value-type="float">
            <text:p>2.97</text:p>
          </table:table-cell>
          <table:table-cell table:formula="of:=([.D17]*[.E17])/([.D17]+[.E17])" office:value-type="float" office:value="0.487128712871287" calcext:value-type="float">
            <text:p>0.49</text:p>
          </table:table-cell>
          <table:table-cell table:formula="of:=[.D17]+[.E17]" office:value-type="float" office:value="2.02" calcext:value-type="float">
            <text:p>2.02</text:p>
          </table:table-cell>
          <table:table-cell table:formula="of:=0.001*([.C17]*[.C17])/[.H17]" office:value-type="float" office:value="0.0123762376237624" calcext:value-type="float">
            <text:p>0.01</text:p>
          </table:table-cell>
          <table:table-cell table:formula="of:=[.E17]/([.D17]+[.E17])" office:value-type="float" office:value="0.594059405940594" calcext:value-type="float">
            <text:p>0.59405941</text:p>
          </table:table-cell>
          <table:table-cell office:value-type="float" office:value="3.3" calcext:value-type="float">
            <text:p>3.300</text:p>
          </table:table-cell>
          <table:table-cell table:formula="of:=[.C17]*[.J17]*(4095/[.K17])" office:value-type="float" office:value="3685.86858685869" calcext:value-type="float">
            <text:p>3686</text:p>
          </table:table-cell>
          <table:table-cell table:formula="of:=[.L17]*16" office:value-type="float" office:value="58973.897389739" calcext:value-type="float">
            <text:p>5897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FS (a)</text:p>
          </table:table-cell>
          <table:table-cell office:value-type="string" calcext:value-type="string">
            <text:p>Fsv (volts)</text:p>
          </table:table-cell>
          <table:table-cell office:value-type="string" calcext:value-type="string">
            <text:p>v/a</text:p>
          </table:table-cell>
          <table:table-cell office:value-type="string" calcext:value-type="string">
            <text:p>Ical (a)</text:p>
          </table:table-cell>
          <table:table-cell office:value-type="string" calcext:value-type="string">
            <text:p>Volts change</text:p>
          </table:table-cell>
          <table:table-cell office:value-type="string" calcext:value-type="string">
            <text:p>Divided </text:p>
          </table:table-cell>
          <table:table-cell office:value-type="string" calcext:value-type="string">
            <text:p>ADC tick/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ura L10Z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20]/([.D20]+[.E20])*[.E20]" office:value-type="float" office:value="2.73333333333333" calcext:value-type="float">
            <text:p>2.73</text:p>
          </table:table-cell>
          <table:table-cell table:formula="of:=([.D20]*[.E20])/([.D20]+[.E20])" office:value-type="float" office:value="3.71733333333333" calcext:value-type="float">
            <text:p>3.72</text:p>
          </table:table-cell>
          <table:table-cell table:formula="of:=[.D20]+[.E20]" office:value-type="float" office:value="15" calcext:value-type="float">
            <text:p>15.00</text:p>
          </table:table-cell>
          <table:table-cell table:formula="of:=0.001*([.C20]*[.C20])/[.H20]" office:value-type="float" office:value="0.00166666666666667" calcext:value-type="float">
            <text:p>0.00</text:p>
          </table:table-cell>
          <table:table-cell table:formula="of:=[.E20]/([.D20]+[.E20])" office:value-type="float" office:value="0.546666666666667" calcext:value-type="float">
            <text:p>0.54666667</text:p>
          </table:table-cell>
          <table:table-cell table:style-name="Default" office:value-type="float" office:value="3.29" calcext:value-type="float">
            <text:p>3.29</text:p>
          </table:table-cell>
          <table:table-cell table:formula="of:=[.C20]*[.J20]*(4095/[.K20])" office:value-type="float" office:value="3402.12765957447" calcext:value-type="float">
            <text:p>3402</text:p>
          </table:table-cell>
          <table:table-cell table:formula="of:=[.L20]*16" office:value-type="float" office:value="54434.0425531915" calcext:value-type="float">
            <text:p>54434</text:p>
          </table:table-cell>
          <table:table-cell table:formula="of:=[.M20]/2" office:value-type="float" office:value="27217.0212765957" calcext:value-type="float">
            <text:p>27217.02127659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Q20]/[.P20]"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[.S20]*[.R20]" office:value-type="float" office:value="0.05" calcext:value-type="float">
            <text:p>0.05</text:p>
          </table:table-cell>
          <table:table-cell table:formula="of:=[.T20]*[.J20]" office:value-type="float" office:value="0.0273333333333334" calcext:value-type="float">
            <text:p>0.0273333333</text:p>
          </table:table-cell>
          <table:table-cell table:formula="of:=65520/[.K20]" office:value-type="float" office:value="19914.8936170213" calcext:value-type="float">
            <text:p>19914.8936170213</text:p>
          </table:table-cell>
          <table:table-cell table:formula="of:=[.V20]*[.U20]" office:value-type="float" office:value="544.340425531915" calcext:value-type="float">
            <text:p>544.3404255319</text:p>
          </table:table-cell>
          <table:table-cell table:formula="of:=[.W20]+[.N20]" office:value-type="float" office:value="27761.3617021277" calcext:value-type="float">
            <text:p>27761.3617021277</text:p>
          </table:table-cell>
        </table:table-row>
        <table:table-row table:style-name="ro1">
          <table:table-cell office:value-type="string" calcext:value-type="string">
            <text:p>Blue Pill 5v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21]/([.D21]+[.E21])*[.E21]" office:value-type="float" office:value="2.73333333333333" calcext:value-type="float">
            <text:p>2.73</text:p>
          </table:table-cell>
          <table:table-cell table:formula="of:=([.D21]*[.E21])/([.D21]+[.E21])" office:value-type="float" office:value="3.71733333333333" calcext:value-type="float">
            <text:p>3.72</text:p>
          </table:table-cell>
          <table:table-cell table:formula="of:=[.D21]+[.E21]" office:value-type="float" office:value="15" calcext:value-type="float">
            <text:p>15.00</text:p>
          </table:table-cell>
          <table:table-cell table:formula="of:=0.001*([.C21]*[.C21])/[.H21]" office:value-type="float" office:value="0.00166666666666667" calcext:value-type="float">
            <text:p>0.00</text:p>
          </table:table-cell>
          <table:table-cell table:formula="of:=[.E21]/([.D21]+[.E21])" office:value-type="float" office:value="0.546666666666667" calcext:value-type="float">
            <text:p>0.54666667</text:p>
          </table:table-cell>
          <table:table-cell table:style-name="Default" office:value-type="float" office:value="3.29" calcext:value-type="float">
            <text:p>3.29</text:p>
          </table:table-cell>
          <table:table-cell table:formula="of:=[.C21]*[.J21]*(4095/[.K21])" office:value-type="float" office:value="3402.12765957447" calcext:value-type="float">
            <text:p>3402</text:p>
          </table:table-cell>
          <table:table-cell table:formula="of:=[.L21]*16" office:value-type="float" office:value="54434.0425531915" calcext:value-type="float">
            <text:p>5443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.00</text:p>
          </table:table-cell>
          <table:table-cell office:value-type="float" office:value="60.4" calcext:value-type="float">
            <text:p>60.40</text:p>
          </table:table-cell>
          <table:table-cell office:value-type="float" office:value="15" calcext:value-type="float">
            <text:p>15.00</text:p>
          </table:table-cell>
          <table:table-cell table:formula="of:=[.C23]/([.D23]+[.E23])*[.E23]" office:value-type="float" office:value="2.9840848806366" calcext:value-type="float">
            <text:p>2.98</text:p>
          </table:table-cell>
          <table:table-cell table:formula="of:=([.D23]*[.E23])/([.D23]+[.E23])" office:value-type="float" office:value="12.0159151193634" calcext:value-type="float">
            <text:p>12.02</text:p>
          </table:table-cell>
          <table:table-cell table:formula="of:=[.D23]+[.E23]" office:value-type="float" office:value="75.4" calcext:value-type="float">
            <text:p>75.40</text:p>
          </table:table-cell>
          <table:table-cell table:formula="of:=0.001*([.C23]*[.C23])/[.H23]" office:value-type="float" office:value="0.0029840848806366" calcext:value-type="float">
            <text:p>0.00</text:p>
          </table:table-cell>
          <table:table-cell table:formula="of:=[.E23]/([.D23]+[.E23])" office:value-type="float" office:value="0.19893899204244" calcext:value-type="float">
            <text:p>0.19893899</text:p>
          </table:table-cell>
          <table:table-cell office:value-type="float" office:value="3.3" calcext:value-type="float">
            <text:p>3.300</text:p>
          </table:table-cell>
          <table:table-cell table:formula="of:=[.C23]*[.J23]*(4095/[.K23])" office:value-type="float" office:value="3702.97805642633" calcext:value-type="float">
            <text:p>3703</text:p>
          </table:table-cell>
          <table:table-cell table:formula="of:=[.L23]*16" office:value-type="float" office:value="59247.6489028213" calcext:value-type="float">
            <text:p>59248</text:p>
          </table:table-cell>
          <table:table-cell table:formula="of:=[.K23]/[.J23]" office:value-type="float" office:value="16.588" calcext:value-type="float">
            <text:p>16.5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float" office:value="16" calcext:value-type="float">
            <text:p>16</text:p>
          </table:table-cell>
          <table:table-cell office:value-type="float" office:value="10" calcext:value-type="float">
            <text:p>10.00</text:p>
          </table:table-cell>
          <table:table-cell office:value-type="float" office:value="2.2" calcext:value-type="float">
            <text:p>2.20</text:p>
          </table:table-cell>
          <table:table-cell table:formula="of:=[.C24]/([.D24]+[.E24])*[.E24]" office:value-type="float" office:value="2.88524590163934" calcext:value-type="float">
            <text:p>2.89</text:p>
          </table:table-cell>
          <table:table-cell table:formula="of:=([.D24]*[.E24])/([.D24]+[.E24])" office:value-type="float" office:value="1.80327868852459" calcext:value-type="float">
            <text:p>1.80</text:p>
          </table:table-cell>
          <table:table-cell table:formula="of:=[.D24]+[.E24]" office:value-type="float" office:value="12.2" calcext:value-type="float">
            <text:p>12.20</text:p>
          </table:table-cell>
          <table:table-cell table:formula="of:=0.001*([.C24]*[.C24])/[.H24]" office:value-type="float" office:value="0.020983606557377" calcext:value-type="float">
            <text:p>0.02</text:p>
          </table:table-cell>
          <table:table-cell table:formula="of:=[.E24]/([.D24]+[.E24])" office:value-type="float" office:value="0.180327868852459" calcext:value-type="float">
            <text:p>0.18032787</text:p>
          </table:table-cell>
          <table:table-cell office:value-type="float" office:value="3.3" calcext:value-type="float">
            <text:p>3.300</text:p>
          </table:table-cell>
          <table:table-cell table:formula="of:=[.C24]*[.J24]*(4095/[.K24])" office:value-type="float" office:value="3580.32786885246" calcext:value-type="float">
            <text:p>3580</text:p>
          </table:table-cell>
          <table:table-cell table:formula="of:=[.L24]*16" office:value-type="float" office:value="57285.2459016394" calcext:value-type="float">
            <text:p>57285</text:p>
          </table:table-cell>
          <table:table-cell table:formula="of:=[.K24]/[.J24]" office:value-type="float" office:value="18.3" calcext:value-type="float">
            <text:p>18.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.2*18" office:value-type="float" office:value="75.6" calcext:value-type="float">
            <text:p>75.6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3.9" calcext:value-type="float">
            <text:p>3.90</text:p>
          </table:table-cell>
          <table:table-cell table:formula="of:=[.C25]/([.D25]+[.E25])*[.E25]" office:value-type="float" office:value="2.83772858517806" calcext:value-type="float">
            <text:p>2.84</text:p>
          </table:table-cell>
          <table:table-cell table:formula="of:=([.D25]*[.E25])/([.D25]+[.E25])" office:value-type="float" office:value="3.75360923965351" calcext:value-type="float">
            <text:p>3.75</text:p>
          </table:table-cell>
          <table:table-cell table:formula="of:=[.D25]+[.E25]" office:value-type="float" office:value="103.9" calcext:value-type="float">
            <text:p>103.90</text:p>
          </table:table-cell>
          <table:table-cell table:formula="of:=0.001*([.C25]*[.C25])/[.H25]" office:value-type="float" office:value="0.0550082771896054" calcext:value-type="float">
            <text:p>0.06</text:p>
          </table:table-cell>
          <table:table-cell table:formula="of:=[.E25]/([.D25]+[.E25])" office:value-type="float" office:value="0.0375360923965351" calcext:value-type="float">
            <text:p>0.03753609</text:p>
          </table:table-cell>
          <table:table-cell office:value-type="float" office:value="3.1" calcext:value-type="float">
            <text:p>3.100</text:p>
          </table:table-cell>
          <table:table-cell table:formula="of:=[.C25]*[.J25]*(4095/[.K25])" office:value-type="float" office:value="3748.54792138843" calcext:value-type="float">
            <text:p>3749</text:p>
          </table:table-cell>
          <table:table-cell table:formula="of:=[.L25]*16" office:value-type="float" office:value="59976.7667422149" calcext:value-type="float">
            <text:p>59977</text:p>
          </table:table-cell>
          <table:table-cell table:formula="of:=[.K25]/[.J25]" office:value-type="float" office:value="82.5871794871795" calcext:value-type="float">
            <text:p>82.587179487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25]" office:value-type="float" office:value="75.6" calcext:value-type="float">
            <text:p>75.6</text:p>
          </table:table-cell>
          <table:table-cell table:style-name="Default" office:value-type="float" office:value="60.4" calcext:value-type="float">
            <text:p>60.4</text:p>
          </table:table-cell>
          <table:table-cell office:value-type="float" office:value="2.7" calcext:value-type="float">
            <text:p>2.70</text:p>
          </table:table-cell>
          <table:table-cell table:formula="of:=[.C26]/([.D26]+[.E26])*[.E26]" office:value-type="float" office:value="3.23486529318542" calcext:value-type="float">
            <text:p>3.23</text:p>
          </table:table-cell>
          <table:table-cell table:formula="of:=([.D26]*[.E26])/([.D26]+[.E26])" office:value-type="float" office:value="2.58446909667195" calcext:value-type="float">
            <text:p>2.58</text:p>
          </table:table-cell>
          <table:table-cell table:formula="of:=[.D26]+[.E26]" office:value-type="float" office:value="63.1" calcext:value-type="float">
            <text:p>63.10</text:p>
          </table:table-cell>
          <table:table-cell table:formula="of:=0.001*([.C26]*[.C26])/[.H26]" office:value-type="float" office:value="0.0905762282091918" calcext:value-type="float">
            <text:p>0.09</text:p>
          </table:table-cell>
          <table:table-cell table:formula="of:=[.E26]/([.D26]+[.E26])" office:value-type="float" office:value="0.0427892234548336" calcext:value-type="float">
            <text:p>0.04278922</text:p>
          </table:table-cell>
          <table:table-cell office:value-type="float" office:value="3.1" calcext:value-type="float">
            <text:p>3.100</text:p>
          </table:table-cell>
          <table:table-cell table:formula="of:=[.C26]*[.J26]*(4095/[.K26])" office:value-type="float" office:value="4273.15270180461" calcext:value-type="float">
            <text:p>4273</text:p>
          </table:table-cell>
          <table:table-cell table:formula="of:=[.L26]*16" office:value-type="float" office:value="68370.4432288738" calcext:value-type="float">
            <text:p>68370</text:p>
          </table:table-cell>
          <table:table-cell table:formula="of:=[.K26]/[.J26]" office:value-type="float" office:value="72.4481481481481" calcext:value-type="float">
            <text:p>72.448148148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00/00/0000</text:date>, <text:time style:data-style-name="N2" text:time-value="16:56:14.602557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2:42:41.260354291</meta:creation-date>
    <dc:date>2020-11-22T21:29:02.672495693</dc:date>
    <meta:editing-duration>P13DT7H27M21S</meta:editing-duration>
    <meta:editing-cycles>17</meta:editing-cycles>
    <meta:generator>LibreOffice/5.1.6.2$Linux_X86_64 LibreOffice_project/10m0$Build-2</meta:generator>
    <meta:document-statistic meta:table-count="1" meta:cell-count="256" meta:object-count="0"/>
  </office:meta>
</office:document-meta>
</file>